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5cm"/>
    </style:style>
    <style:style style:name="co4" style:family="table-column">
      <style:table-column-properties fo:break-before="auto" style:column-width="3.944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8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center" fo:margin-left="0cm"/>
      <style:text-properties fo:color="#000000" style:font-name="Latin Modern Math" fo:font-size="12pt" style:font-size-asian="12pt" style:font-size-complex="12pt"/>
    </style:style>
    <style:style style:name="ce6" style:family="table-cell" style:parent-style-name="Default">
      <style:table-cell-properties fo:border-bottom="0.74pt dashed #000000" style:text-align-source="fix" style:repeat-content="false" fo:wrap-option="no-wrap" fo:border-left="none" fo:border-right="0.74pt dashed #000000" fo:border-top="none" style:vertical-align="middle"/>
      <style:paragraph-properties fo:text-align="center" fo:margin-left="0cm"/>
      <style:text-properties fo:color="#000000" style:font-name="Latin Modern Math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center" fo:margin-left="0cm"/>
      <style:text-properties fo:color="#000000" style:font-name="Latin Modern Math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1" style:family="table-cell" style:parent-style-name="Default">
      <style:table-cell-properties fo:border-bottom="0.74pt dashe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line-through-style="solid" style:text-line-through-type="single" style:font-name="Latin Modern Math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line-through-style="none" style:text-line-through-type="none" style:font-name="Latin Modern Math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9" style:family="table-cell" style:parent-style-name="Default" style:data-style-name="N4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2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22" style:family="table-cell" style:parent-style-name="Default" style:data-style-name="N4">
      <style:table-cell-properties fo:border-bottom="0.74pt dashe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text-line-through-style="solid" style:text-line-through-type="single" style:font-name="Latin Modern Math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text-line-through-style="none" style:text-line-through-type="none" style:font-name="Latin Modern Math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4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4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text-line-through-style="solid" style:text-line-through-type="single" style:font-name="Latin Modern Math" fo:font-size="12pt" style:font-size-asian="12pt" style:font-size-complex="12pt"/>
    </style:style>
    <style:style style:name="ce29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style:text-line-through-style="none" style:text-line-through-type="none" style:font-name="Latin Modern Math" fo:font-size="12pt" style:font-size-asian="12pt" style:font-size-complex="12pt"/>
    </style:style>
    <style:style style:name="ce30" style:family="table-cell" style:parent-style-name="Default" style:data-style-name="N4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4">
      <style:table-cell-properties fo:border-bottom="0.74pt dashe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4">
      <style:table-cell-properties fo:border-bottom="0.74pt dashe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4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text-line-through-style="solid" style:text-line-through-type="single" style:font-name="Latin Modern Math" fo:font-size="12pt" style:font-size-asian="12pt" style:font-size-complex="12pt"/>
    </style:style>
    <style:style style:name="ce34" style:family="table-cell" style:parent-style-name="Default" style:data-style-name="N4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text-line-through-style="none" style:text-line-through-type="none" style:font-name="Latin Modern Math" fo:font-size="12pt" style:font-size-asian="12pt" style:font-size-complex="12pt"/>
    </style:style>
    <style:style style:name="ce35" style:family="table-cell" style:parent-style-name="Default" style:data-style-name="N4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text-line-through-style="none" style:text-line-through-type="none" style:font-name="Latin Modern Math" fo:font-size="12pt" style:font-size-asian="12pt" style:font-size-complex="12pt"/>
    </style:style>
    <style:style style:name="ce36" style:family="table-cell" style:parent-style-name="Default" style:data-style-name="N4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Latin Modern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4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style:font-name="Latin Modern Mat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color="#c9211e"/>
    </style:style>
    <style:style style:name="T4" style:family="text">
      <style:text-properties style:text-position="0% 100%" fo:color="#ff0000"/>
    </style:style>
    <style:style style:name="T5" style:family="text">
      <style:text-properties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7" style:family="text">
      <style:text-properties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 style:font-name="Latin Modern Math1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/>
    </style:style>
    <style:style style:name="T14" style:family="text">
      <style:text-properties style:font-name="Latin Modern Math"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atin Modern Math"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16" style:family="text">
      <style:text-properties style:font-name="Latin Modern Math"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7" style:family="text">
      <style:text-properties style:font-name="Latin Modern Math"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/>
    </style:style>
    <style:style style:name="T18" style:family="text">
      <style:text-properties style:font-name="Latin Modern Math"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text-position="sub 58%"/>
    </style:style>
    <style:style style:name="T19" style:family="text">
      <style:text-properties fo:color="#ff0000" style:text-position="0% 100%"/>
    </style:style>
    <style:style style:name="T20" style:family="text">
      <style:text-properties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22" style:family="text">
      <style:text-properties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3" style:family="text">
      <style:text-properties fo:font-size="12pt"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/>
    </style:style>
    <style:style style:name="T24" style:family="text">
      <style:text-properties fo:color="#ff0000"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ff0000"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000000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/>
    </style:style>
    <style:style style:name="T31" style:family="text">
      <style:text-properties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3" style:family="text">
      <style:text-properties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34" style:family="text">
      <style:text-properties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ff0000"/>
    </style:style>
    <style:style style:name="T35" style:family="text">
      <style:text-properties fo:font-weight="normal" style:text-underline-style="none" style:text-underline-color="font-color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text-position="sub 58%"/>
    </style:style>
    <style:style style:name="T36" style:family="text">
      <style:text-properties style:use-window-font-color="true"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8" style:family="text">
      <style:text-properties style:font-name="Latin Modern Mat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000000"/>
    </style:style>
    <style:style style:name="T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1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2" style:family="text">
      <style:text-properties fo:color="#ff000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46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10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6377" table:default-cell-style-name="ce39"/>
        <table:table-row table:style-name="ro1">
          <table:table-cell table:style-name="ce2" office:value-type="string" calcext:value-type="string" table:number-columns-spanned="2" table:number-rows-spanned="1">
            <text:p>test</text:p>
          </table:table-cell>
          <table:covered-table-cell table:style-name="ce2"/>
          <table:table-cell table:style-name="ce9" office:value-type="string" calcext:value-type="string">
            <text:p>Descrição</text:p>
          </table:table-cell>
          <table:table-cell table:style-name="ce18" office:value-type="string" calcext:value-type="string">
            <text:p>Acc. Girolando (%)</text:p>
          </table:table-cell>
          <table:table-cell table:style-name="ce18" office:value-type="string" calcext:value-type="string">
            <text:p>Acc. Holandês</text:p>
          </table:table-cell>
          <table:table-cell table:style-name="ce18" office:value-type="string" calcext:value-type="string">
            <text:p>Desvio Padrão (%)</text:p>
          </table:table-cell>
          <table:table-cell table:style-name="ce18" office:value-type="string" calcext:value-type="string">
            <text:p>Acurácia geral (%)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10">
            <text:p>0 (429 imagens)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esos da BigGAN<text:span text:style-name="T1">BMs</text:span><text:span text:style-name="T2">. CD2* média.</text:span></text:p>
          </table:table-cell>
          <table:table-cell table:style-name="ce19" office:value-type="float" office:value="82.74" calcext:value-type="float">
            <text:p>82,74</text:p>
          </table:table-cell>
          <table:table-cell table:style-name="ce19" office:value-type="float" office:value="80.3" calcext:value-type="float">
            <text:p>80,30</text:p>
          </table:table-cell>
          <table:table-cell table:style-name="ce19" table:formula="of:=COM.MICROSOFT.STDEV.P([.D2:.E2])" office:value-type="float" office:value="1.22" calcext:value-type="float">
            <text:p>1,22</text:p>
          </table:table-cell>
          <table:table-cell table:style-name="ce19" office:value-type="float" office:value="81.59" calcext:value-type="float">
            <text:p>81,59</text:p>
          </table:table-cell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sos da BigGAN<text:span text:style-name="T1">BMs</text:span><text:span text:style-name="T2">. CD2* </text:span><text:span text:style-name="T3">:</text:span><text:span text:style-name="T4">128.</text:span></text:p>
          </table:table-cell>
          <table:table-cell table:style-name="ce20" office:value-type="float" office:value="83.19" calcext:value-type="float">
            <text:p>83,19</text:p>
          </table:table-cell>
          <table:table-cell office:value-type="float" office:value="80.79" calcext:value-type="float">
            <text:p>80,79</text:p>
          </table:table-cell>
          <table:table-cell table:style-name="ce30" table:formula="of:=COM.MICROSOFT.STDEV.P([.D3:.E3])" office:value-type="float" office:value="1.2" calcext:value-type="float">
            <text:p>1,20</text:p>
          </table:table-cell>
          <table:table-cell office:value-type="float" office:value="82.05" calcext:value-type="float">
            <text:p>82,05</text:p>
          </table:table-cell>
          <table:table-cell table:number-columns-repeated="16377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span text:style-name="T5">Pesos da BigGAN</text:span><text:span text:style-name="T6">BMs</text:span><text:span text:style-name="T7">. CD2* </text:span><text:span text:style-name="T8">conv 1</text:span><text:span text:style-name="T9">×1</text:span><text:span text:style-name="T4">.</text:span></text:p>
          </table:table-cell>
          <table:table-cell office:value-type="float" office:value="78.76" calcext:value-type="float">
            <text:p>78,76</text:p>
          </table:table-cell>
          <table:table-cell office:value-type="float" office:value="84.24" calcext:value-type="float">
            <text:p>84,24</text:p>
          </table:table-cell>
          <table:table-cell table:style-name="ce19" table:formula="of:=COM.MICROSOFT.STDEV.P([.D4:.E4])" office:value-type="float" office:value="2.74" calcext:value-type="float">
            <text:p>2,74</text:p>
          </table:table-cell>
          <table:table-cell office:value-type="float" office:value="81.35" calcext:value-type="float">
            <text:p>81,35</text:p>
          </table:table-cell>
          <table:table-cell table:number-columns-repeated="16377"/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span text:style-name="T5">Pesos da BigGAN</text:span><text:span text:style-name="T6">BMs</text:span><text:span text:style-name="T7">. CD2* </text:span><text:span text:style-name="T8">128:</text:span><text:span text:style-name="T4">.</text:span></text:p>
          </table:table-cell>
          <table:table-cell office:value-type="float" office:value="80.09" calcext:value-type="float">
            <text:p>80,09</text:p>
          </table:table-cell>
          <table:table-cell table:style-name="ce20" office:value-type="float" office:value="84.73" calcext:value-type="float">
            <text:p>84,73</text:p>
          </table:table-cell>
          <table:table-cell table:style-name="ce19" table:formula="of:=COM.MICROSOFT.STDEV.P([.D5:.E5])" office:value-type="float" office:value="2.32" calcext:value-type="float">
            <text:p>2,32</text:p>
          </table:table-cell>
          <table:table-cell table:style-name="ce20" office:value-type="float" office:value="82.28" calcext:value-type="float">
            <text:p>82,28</text:p>
          </table:table-cell>
          <table:table-cell table:number-columns-repeated="16377"/>
        </table:table-row>
        <table:table-row table:style-name="ro1">
          <table:covered-table-cell/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<text:span text:style-name="T10">Pesos da BigGAN</text:span><text:span text:style-name="T11">BMs</text:span><text:span text:style-name="T12">. CD2* </text:span><text:span text:style-name="T13">soma.</text:span></text:p>
          </table:table-cell>
          <table:table-cell table:style-name="ce22" office:value-type="float" office:value="80.09" calcext:value-type="float">
            <text:p>80,09</text:p>
          </table:table-cell>
          <table:table-cell table:style-name="ce31" office:value-type="float" office:value="81.77" calcext:value-type="float">
            <text:p>81,77</text:p>
          </table:table-cell>
          <table:table-cell table:style-name="ce32" table:formula="of:=COM.MICROSOFT.STDEV.P([.D6:.E6])" office:value-type="float" office:value="0.839999999999996" calcext:value-type="float">
            <text:p>0,84</text:p>
          </table:table-cell>
          <table:table-cell table:style-name="ce31" office:value-type="float" office:value="80.89" calcext:value-type="float">
            <text:p>80,89</text:p>
          </table:table-cell>
          <table:table-cell table:number-columns-repeated="16377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Pesos da BigGAN<text:span text:style-name="T1">BMs</text:span><text:span text:style-name="T2">. CD2* :128. </text:span><text:span text:style-name="T4">Freeze layers 1.</text:span></text:p>
          </table:table-cell>
          <table:table-cell table:style-name="ce23" office:value-type="float" office:value="84.07" calcext:value-type="float">
            <text:p>84,07</text:p>
          </table:table-cell>
          <table:table-cell table:style-name="ce20" office:value-type="float" office:value="86.21" calcext:value-type="float">
            <text:p>86,21</text:p>
          </table:table-cell>
          <table:table-cell table:style-name="ce26" table:formula="of:=COM.MICROSOFT.STDEV.P([.D7:.E7])" office:value-type="float" office:value="1.07" calcext:value-type="float">
            <text:p>1,07</text:p>
          </table:table-cell>
          <table:table-cell table:style-name="ce20" office:value-type="float" office:value="85.08" calcext:value-type="float">
            <text:p>85,08</text:p>
          </table:table-cell>
          <table:table-cell table:number-columns-repeated="16377"/>
        </table:table-row>
        <table:table-row table:style-name="ro2">
          <table:covered-table-cell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4">Pesos da BigGAN</text:span><text:span text:style-name="T15">BMs</text:span><text:span text:style-name="T16">. CD2* :128. Freeze layers 1. </text:span><text:span text:style-name="T17">Utilização das duas últimas C2Ds da BigGAN</text:span><text:span text:style-name="T18">BMs</text:span><text:span text:style-name="T19"> (primeiros filtros).</text:span></text:p>
          </table:table-cell>
          <table:table-cell table:style-name="ce24" office:value-type="float" office:value="84.07" calcext:value-type="float">
            <text:p>84,07</text:p>
          </table:table-cell>
          <table:table-cell table:style-name="ce24" office:value-type="float" office:value="87.68" calcext:value-type="float">
            <text:p>87,68</text:p>
          </table:table-cell>
          <table:table-cell table:style-name="ce33" table:formula="of:=COM.MICROSOFT.STDEV.P([.D8:.E8])" office:value-type="float" office:value="1.80500000000001" calcext:value-type="float">
            <text:p>1,81</text:p>
          </table:table-cell>
          <table:table-cell table:style-name="ce24" office:value-type="float" office:value="85.78" calcext:value-type="float">
            <text:p>85,78</text:p>
          </table:table-cell>
          <table:table-cell table:number-columns-repeated="16377"/>
        </table:table-row>
        <table:table-row table:style-name="ro1">
          <table:covered-table-cell/>
          <table:table-cell table:style-name="ce7" office:value-type="float" office:value="8" calcext:value-type="float">
            <text:p>8</text:p>
          </table:table-cell>
          <table:table-cell table:style-name="ce13" office:value-type="string" calcext:value-type="string">
            <text:p><text:span text:style-name="T20">Pesos da BigGAN</text:span><text:span text:style-name="T21">BMs</text:span><text:span text:style-name="T22">. CD2* :128. </text:span><text:span text:style-name="T23">Freeze layers 2.</text:span></text:p>
          </table:table-cell>
          <table:table-cell table:style-name="ce25" office:value-type="float" office:value="83.19" calcext:value-type="float">
            <text:p>83,19</text:p>
          </table:table-cell>
          <table:table-cell table:style-name="ce25" office:value-type="float" office:value="85.71" calcext:value-type="float">
            <text:p>85,71</text:p>
          </table:table-cell>
          <table:table-cell table:style-name="ce19" table:formula="of:=COM.MICROSOFT.STDEV.P([.D9:.E9])" office:value-type="float" office:value="1.26" calcext:value-type="float">
            <text:p>1,26</text:p>
          </table:table-cell>
          <table:table-cell table:style-name="ce25" office:value-type="float" office:value="84.38" calcext:value-type="float">
            <text:p>84,38</text:p>
          </table:table-cell>
          <table:table-cell table:number-columns-repeated="16377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style-name="ce14" office:value-type="string" calcext:value-type="string">
            <text:p><text:span text:style-name="T24">Pesos da BigGAN</text:span><text:span text:style-name="T25">. </text:span><text:span text:style-name="T7">Freeze layers 1.</text:span></text:p>
          </table:table-cell>
          <table:table-cell table:style-name="ce26" office:value-type="float" office:value="84.51" calcext:value-type="float">
            <text:p>84,51</text:p>
          </table:table-cell>
          <table:table-cell table:style-name="ce19" office:value-type="float" office:value="82.27" calcext:value-type="float">
            <text:p>82,27</text:p>
          </table:table-cell>
          <table:table-cell table:style-name="ce19" table:formula="of:=COM.MICROSOFT.STDEV.P([.D10:.E10])" office:value-type="float" office:value="1.12" calcext:value-type="float">
            <text:p>1,12</text:p>
          </table:table-cell>
          <table:table-cell table:style-name="ce19" office:value-type="float" office:value="83.45" calcext:value-type="float">
            <text:p>83,45</text:p>
          </table:table-cell>
          <table:table-cell table:number-columns-repeated="16377"/>
        </table:table-row>
        <table:table-row table:style-name="ro1">
          <table:covered-table-cell/>
          <table:table-cell table:style-name="ce1"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26">Pesos da BigGAN</text:span><text:span text:style-name="T27">BMs</text:span><text:span text:style-name="T28">. CD2* :128. </text:span><text:span text:style-name="T29">Freeze layers 1. </text:span><text:span text:style-name="T30">VGG13 sem BN.</text:span></text:p>
          </table:table-cell>
          <table:table-cell table:style-name="ce27" office:value-type="float" office:value="62.39" calcext:value-type="float">
            <text:p>62,39</text:p>
          </table:table-cell>
          <table:table-cell table:style-name="ce18" office:value-type="float" office:value="26.11" calcext:value-type="float">
            <text:p>26,11</text:p>
          </table:table-cell>
          <table:table-cell table:style-name="ce18" table:formula="of:=COM.MICROSOFT.STDEV.P([.D11:.E11])" office:value-type="float" office:value="18.14" calcext:value-type="float">
            <text:p>18,14</text:p>
          </table:table-cell>
          <table:table-cell table:style-name="ce18" office:value-type="float" office:value="45.22" calcext:value-type="float">
            <text:p>45,2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10">
            <text:p>1 (796 imagens)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esos da BigGAN<text:span text:style-name="T1">BMs</text:span><text:span text:style-name="T2">. CD2* mean.</text:span></text:p>
          </table:table-cell>
          <table:table-cell table:style-name="ce19" office:value-type="float" office:value="61.5" calcext:value-type="float">
            <text:p>61,50</text:p>
          </table:table-cell>
          <table:table-cell table:style-name="ce26" office:value-type="float" office:value="87.37" calcext:value-type="float">
            <text:p>87,37</text:p>
          </table:table-cell>
          <table:table-cell table:style-name="ce19" table:formula="of:=COM.MICROSOFT.STDEV.P([.D12:.E12])" office:value-type="float" office:value="12.935" calcext:value-type="float">
            <text:p>12,94</text:p>
          </table:table-cell>
          <table:table-cell table:style-name="ce19" office:value-type="float" office:value="80.03" calcext:value-type="float">
            <text:p>80,03</text:p>
          </table:table-cell>
          <table:table-cell table:number-columns-repeated="16377"/>
        </table:table-row>
        <table:table-row table:style-name="ro1">
          <table:covered-table-cell table:style-name="ce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sos da BigGAN<text:span text:style-name="T1">BMs</text:span><text:span text:style-name="T2">. CD2* </text:span><text:span text:style-name="T4">:128.</text:span></text:p>
          </table:table-cell>
          <table:table-cell table:style-name="ce20" office:value-type="float" office:value="69.03" calcext:value-type="float">
            <text:p>69,03</text:p>
          </table:table-cell>
          <table:table-cell office:value-type="float" office:value="86.84" calcext:value-type="float">
            <text:p>86,84</text:p>
          </table:table-cell>
          <table:table-cell table:style-name="ce26" table:formula="of:=COM.MICROSOFT.STDEV.P([.D13:.E13])" office:value-type="float" office:value="8.905" calcext:value-type="float">
            <text:p>8,91</text:p>
          </table:table-cell>
          <table:table-cell table:style-name="ce20" office:value-type="float" office:value="81.78" calcext:value-type="float">
            <text:p>81,78</text:p>
          </table:table-cell>
          <table:table-cell table:number-columns-repeated="16377"/>
        </table:table-row>
        <table:table-row table:style-name="ro1">
          <table:covered-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span text:style-name="T5">Pesos da BigGAN</text:span><text:span text:style-name="T6">BMs</text:span><text:span text:style-name="T7">. CD2* </text:span><text:span text:style-name="T8">conv 1</text:span><text:span text:style-name="T9">×1</text:span><text:span text:style-name="T4">.</text:span></text:p>
          </table:table-cell>
          <table:table-cell office:value-type="float" office:value="64.16" calcext:value-type="float">
            <text:p>64,16</text:p>
          </table:table-cell>
          <table:table-cell office:value-type="float" office:value="87.19" calcext:value-type="float">
            <text:p>87,19</text:p>
          </table:table-cell>
          <table:table-cell table:style-name="ce19" table:formula="of:=COM.MICROSOFT.STDEV.P([.D14:.E14])" office:value-type="float" office:value="11.515" calcext:value-type="float">
            <text:p>11,52</text:p>
          </table:table-cell>
          <table:table-cell office:value-type="float" office:value="80.65" calcext:value-type="float">
            <text:p>80,65</text:p>
          </table:table-cell>
          <table:table-cell table:number-columns-repeated="16377"/>
        </table:table-row>
        <table:table-row table:style-name="ro1">
          <table:covered-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span text:style-name="T5">Pesos da BigGAN</text:span><text:span text:style-name="T6">BMs</text:span><text:span text:style-name="T7">. CD2* </text:span><text:span text:style-name="T8">128:</text:span><text:span text:style-name="T4">.</text:span></text:p>
          </table:table-cell>
          <table:table-cell office:value-type="float" office:value="64.16" calcext:value-type="float">
            <text:p>64,16</text:p>
          </table:table-cell>
          <table:table-cell office:value-type="float" office:value="85.26" calcext:value-type="float">
            <text:p>85,26</text:p>
          </table:table-cell>
          <table:table-cell table:style-name="ce19" table:formula="of:=COM.MICROSOFT.STDEV.P([.D15:.E15])" office:value-type="float" office:value="10.55" calcext:value-type="float">
            <text:p>10,55</text:p>
          </table:table-cell>
          <table:table-cell office:value-type="float" office:value="79.27" calcext:value-type="float">
            <text:p>79,27</text:p>
          </table:table-cell>
          <table:table-cell table:number-columns-repeated="16377"/>
        </table:table-row>
        <table:table-row table:style-name="ro1">
          <table:covered-table-cell/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<text:span text:style-name="T10">Pesos da BigGAN</text:span><text:span text:style-name="T11">BMs</text:span><text:span text:style-name="T12">. CD2* </text:span><text:span text:style-name="T13">soma.</text:span></text:p>
          </table:table-cell>
          <table:table-cell table:style-name="ce22" office:value-type="float" office:value="62.39" calcext:value-type="float">
            <text:p>62,39</text:p>
          </table:table-cell>
          <table:table-cell table:style-name="ce22" office:value-type="float" office:value="85.96" calcext:value-type="float">
            <text:p>85,96</text:p>
          </table:table-cell>
          <table:table-cell table:style-name="ce22" table:formula="of:=COM.MICROSOFT.STDEV.P([.D16:.E16])" office:value-type="float" office:value="11.785" calcext:value-type="float">
            <text:p>11,79</text:p>
          </table:table-cell>
          <table:table-cell table:style-name="ce22" office:value-type="float" office:value="79.27" calcext:value-type="float">
            <text:p>79,27</text:p>
          </table:table-cell>
          <table:table-cell table:number-columns-repeated="16377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Pesos da BigGAN<text:span text:style-name="T1">BMs</text:span><text:span text:style-name="T2">. CD2* :128. </text:span><text:span text:style-name="T4">Freeze layers 1.</text:span></text:p>
          </table:table-cell>
          <table:table-cell office:value-type="float" office:value="69.03" calcext:value-type="float">
            <text:p>69,03</text:p>
          </table:table-cell>
          <table:table-cell table:style-name="ce20" office:value-type="float" office:value="91.4" calcext:value-type="float">
            <text:p>91,40</text:p>
          </table:table-cell>
          <table:table-cell table:style-name="ce19" table:formula="of:=COM.MICROSOFT.STDEV.P([.D17:.E17])" office:value-type="float" office:value="11.185" calcext:value-type="float">
            <text:p>11,19</text:p>
          </table:table-cell>
          <table:table-cell office:value-type="float" office:value="85.05" calcext:value-type="float">
            <text:p>85,05</text:p>
          </table:table-cell>
          <table:table-cell table:number-columns-repeated="16377"/>
        </table:table-row>
        <table:table-row table:style-name="ro2">
          <table:covered-table-cell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31">Pesos da BigGAN</text:span><text:span text:style-name="T32">BMs</text:span><text:span text:style-name="T33">. CD2* :128. Freeze layers 1. </text:span><text:span text:style-name="T34">Utilização das duas últimas C2Ds da BigGAN</text:span><text:span text:style-name="T35">BMs</text:span><text:span text:style-name="T19"> (primeiros filtros).</text:span></text:p>
          </table:table-cell>
          <table:table-cell table:style-name="ce28" office:value-type="float" office:value="69.47" calcext:value-type="float">
            <text:p>69,47</text:p>
          </table:table-cell>
          <table:table-cell table:style-name="ce28" office:value-type="float" office:value="89.12" calcext:value-type="float">
            <text:p>89,12</text:p>
          </table:table-cell>
          <table:table-cell table:style-name="ce33" table:formula="of:=COM.MICROSOFT.STDEV.P([.D18:.E18])" office:value-type="float" office:value="9.825" calcext:value-type="float">
            <text:p>9,83</text:p>
          </table:table-cell>
          <table:table-cell table:style-name="ce28" office:value-type="float" office:value="83.54" calcext:value-type="float">
            <text:p>83,54</text:p>
          </table:table-cell>
          <table:table-cell table:number-columns-repeated="16377"/>
        </table:table-row>
        <table:table-row table:style-name="ro1">
          <table:covered-table-cell/>
          <table:table-cell table:style-name="ce7" office:value-type="float" office:value="8" calcext:value-type="float">
            <text:p>8</text:p>
          </table:table-cell>
          <table:table-cell table:style-name="ce13" office:value-type="string" calcext:value-type="string">
            <text:p><text:span text:style-name="T20">Pesos da BigGAN</text:span><text:span text:style-name="T21">BMs</text:span><text:span text:style-name="T22">. CD2* :128. </text:span><text:span text:style-name="T23">Freeze layers 2.</text:span></text:p>
          </table:table-cell>
          <table:table-cell table:style-name="ce29" office:value-type="float" office:value="66.81" calcext:value-type="float">
            <text:p>66,81</text:p>
          </table:table-cell>
          <table:table-cell table:style-name="ce29" office:value-type="float" office:value="90" calcext:value-type="float">
            <text:p>90,00</text:p>
          </table:table-cell>
          <table:table-cell table:style-name="ce34" table:formula="of:=COM.MICROSOFT.STDEV.P([.D19:.E19])" office:value-type="float" office:value="11.595" calcext:value-type="float">
            <text:p>11,60</text:p>
          </table:table-cell>
          <table:table-cell table:style-name="ce29" office:value-type="string" calcext:value-type="string">
            <text:p>83.42</text:p>
          </table:table-cell>
          <table:table-cell table:number-columns-repeated="16377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24">Pesos da BigGAN</text:span><text:span text:style-name="T25">.</text:span><text:span text:style-name="T7"> Freeze layers 1.</text:span></text:p>
          </table:table-cell>
          <table:table-cell table:style-name="ce26" office:value-type="float" office:value="75.22" calcext:value-type="float">
            <text:p>75,22</text:p>
          </table:table-cell>
          <table:table-cell table:style-name="ce19" office:value-type="float" office:value="89.82" calcext:value-type="float">
            <text:p>89,82</text:p>
          </table:table-cell>
          <table:table-cell table:style-name="ce26" table:formula="of:=COM.MICROSOFT.STDEV.P([.D20:.E20])" office:value-type="float" office:value="7.3" calcext:value-type="float">
            <text:p>7,30</text:p>
          </table:table-cell>
          <table:table-cell table:style-name="ce36" office:value-type="float" office:value="85.68" calcext:value-type="float">
            <text:p>85,68</text:p>
          </table:table-cell>
          <table:table-cell table:number-columns-repeated="16377"/>
        </table:table-row>
        <table:table-row table:style-name="ro1">
          <table:covered-table-cell/>
          <table:table-cell table:style-name="ce1"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36">Pesos da BigGAN</text:span><text:span text:style-name="T37">s</text:span><text:span text:style-name="T7">. CD2* :128. </text:span><text:span text:style-name="T38">Freeze layers 1. </text:span><text:span text:style-name="T8">VGG13 sem BN.</text:span></text:p>
          </table:table-cell>
          <table:table-cell table:style-name="ce27" office:value-type="float" office:value="73.45" calcext:value-type="float">
            <text:p>73,45</text:p>
          </table:table-cell>
          <table:table-cell table:style-name="ce18" office:value-type="float" office:value="28.25" calcext:value-type="float">
            <text:p>28,25</text:p>
          </table:table-cell>
          <table:table-cell table:style-name="ce35" table:formula="of:=COM.MICROSOFT.STDEV.P([.D21:.E21])" office:value-type="float" office:value="22.6" calcext:value-type="float">
            <text:p>22,60</text:p>
          </table:table-cell>
          <table:table-cell table:style-name="ce37" office:value-type="float" office:value="41.08" calcext:value-type="float">
            <text:p>41,0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4">
            <text:p>2 (429 imagens)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esos da ImageNet VGG13 BN.</text:p>
          </table:table-cell>
          <table:table-cell table:style-name="ce20" office:value-type="float" office:value="88.94" calcext:value-type="float">
            <text:p>88,94</text:p>
          </table:table-cell>
          <table:table-cell table:style-name="ce20" office:value-type="float" office:value="87.68" calcext:value-type="float">
            <text:p>87,68</text:p>
          </table:table-cell>
          <table:table-cell table:style-name="ce26" table:formula="of:=COM.MICROSOFT.STDEV.P([.D22:.E22])" office:value-type="float" office:value="0.629999999999996" calcext:value-type="float">
            <text:p>0,63</text:p>
          </table:table-cell>
          <table:table-cell table:style-name="ce20" office:value-type="float" office:value="88.34" calcext:value-type="float">
            <text:p>88,34</text:p>
          </table:table-cell>
          <table:table-cell table:number-columns-repeated="16377"/>
        </table:table-row>
        <table:table-row table:style-name="ro1">
          <table:covered-table-cell table:style-name="ce4"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<text:span text:style-name="T10">Pesos da ImageNet VGG13 BN </text:span><text:span text:style-name="T39">(sem </text:span><text:span text:style-name="T40">batch normalization</text:span><text:span text:style-name="T41">).</text:span></text:p>
          </table:table-cell>
          <table:table-cell table:style-name="ce19" office:value-type="float" office:value="83.63" calcext:value-type="float">
            <text:p>83,63</text:p>
          </table:table-cell>
          <table:table-cell table:style-name="ce19" office:value-type="float" office:value="79.8" calcext:value-type="float">
            <text:p>79,80</text:p>
          </table:table-cell>
          <table:table-cell table:style-name="ce19" table:formula="of:=COM.MICROSOFT.STDEV.P([.D23:.E23])" office:value-type="float" office:value="1.915" calcext:value-type="float">
            <text:p>1,92</text:p>
          </table:table-cell>
          <table:table-cell table:style-name="ce19" office:value-type="float" office:value="81.82" calcext:value-type="float">
            <text:p>81,82</text:p>
          </table:table-cell>
          <table:table-cell table:number-columns-repeated="16377"/>
        </table:table-row>
        <table:table-row table:style-name="ro1">
          <table:covered-table-cell table:style-name="ce4"/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Pesos da ImageNet <text:span text:style-name="T42">VGG13</text:span>.</text:p>
          </table:table-cell>
          <table:table-cell table:style-name="ce19" office:value-type="float" office:value="82.74" calcext:value-type="float">
            <text:p>82,74</text:p>
          </table:table-cell>
          <table:table-cell table:style-name="ce19" office:value-type="float" office:value="79.31" calcext:value-type="float">
            <text:p>79,31</text:p>
          </table:table-cell>
          <table:table-cell table:style-name="ce19" table:formula="of:=COM.MICROSOFT.STDEV.P([.D24:.E24])" office:value-type="float" office:value="1.715" calcext:value-type="float">
            <text:p>1,72</text:p>
          </table:table-cell>
          <table:table-cell table:style-name="ce19" office:value-type="float" office:value="81.12" calcext:value-type="float">
            <text:p>81,12</text:p>
          </table:table-cell>
          <table:table-cell table:number-columns-repeated="16377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0">Pesos da ImageNet VGG13. </text:span><text:span text:style-name="T39">VGG13 BN.</text:span></text:p>
          </table:table-cell>
          <table:table-cell table:style-name="ce18" office:value-type="float" office:value="82.3" calcext:value-type="float">
            <text:p>82,30</text:p>
          </table:table-cell>
          <table:table-cell table:style-name="ce18" office:value-type="float" office:value="84.73" calcext:value-type="float">
            <text:p>84,73</text:p>
          </table:table-cell>
          <table:table-cell table:style-name="ce18" table:formula="of:=COM.MICROSOFT.STDEV.P([.D25:.E25])" office:value-type="float" office:value="1.215" calcext:value-type="float">
            <text:p>1,22</text:p>
          </table:table-cell>
          <table:table-cell table:style-name="ce18" office:value-type="float" office:value="83.45" calcext:value-type="float">
            <text:p>83,4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1" table:number-rows-spanned="4">
            <text:p>3 (796 imagens)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esos da ImageNet VGG13 BN.</text:p>
          </table:table-cell>
          <table:table-cell table:style-name="ce26" office:value-type="float" office:value="78.76" calcext:value-type="float">
            <text:p>78,76</text:p>
          </table:table-cell>
          <table:table-cell table:style-name="ce26" office:value-type="float" office:value="94.04" calcext:value-type="float">
            <text:p>94,04</text:p>
          </table:table-cell>
          <table:table-cell table:style-name="ce26" table:formula="of:=COM.MICROSOFT.STDEV.P([.D26:.E26])" office:value-type="float" office:value="7.64" calcext:value-type="float">
            <text:p>7,64</text:p>
          </table:table-cell>
          <table:table-cell table:style-name="ce26" office:value-type="float" office:value="89.7" calcext:value-type="float">
            <text:p>89,70</text:p>
          </table:table-cell>
          <table:table-cell table:number-columns-repeated="16377"/>
        </table:table-row>
        <table:table-row table:style-name="ro1">
          <table:covered-table-cell table:style-name="ce4"/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<text:span text:style-name="T10">Pesos da ImageNet VGG13 BN </text:span><text:span text:style-name="T39">(sem </text:span><text:span text:style-name="T40">batch normalization</text:span><text:span text:style-name="T41">).</text:span></text:p>
          </table:table-cell>
          <table:table-cell table:style-name="ce19" office:value-type="float" office:value="66.81" calcext:value-type="float">
            <text:p>66,81</text:p>
          </table:table-cell>
          <table:table-cell table:style-name="ce19" office:value-type="float" office:value="87.19" calcext:value-type="float">
            <text:p>87,19</text:p>
          </table:table-cell>
          <table:table-cell table:style-name="ce19" table:formula="of:=COM.MICROSOFT.STDEV.P([.D27:.E27])" office:value-type="float" office:value="10.19" calcext:value-type="float">
            <text:p>10,19</text:p>
          </table:table-cell>
          <table:table-cell table:style-name="ce19" office:value-type="float" office:value="81.41" calcext:value-type="float">
            <text:p>81,41</text:p>
          </table:table-cell>
          <table:table-cell table:number-columns-repeated="16377"/>
        </table:table-row>
        <table:table-row table:style-name="ro1">
          <table:covered-table-cell table:style-name="ce4"/>
          <table:table-cell table:style-name="ce7" office:value-type="float" office:value="2" calcext:value-type="float">
            <text:p>2</text:p>
          </table:table-cell>
          <table:table-cell table:style-name="ce17" office:value-type="string" calcext:value-type="string">
            <text:p>Pesos da ImageNet <text:span text:style-name="T42">VGG13</text:span>.</text:p>
          </table:table-cell>
          <table:table-cell table:style-name="ce30" office:value-type="float" office:value="74.78" calcext:value-type="float">
            <text:p>74,78</text:p>
          </table:table-cell>
          <table:table-cell table:style-name="ce19" office:value-type="float" office:value="92.11" calcext:value-type="float">
            <text:p>92,11</text:p>
          </table:table-cell>
          <table:table-cell table:style-name="ce30" table:formula="of:=COM.MICROSOFT.STDEV.P([.D28:.E28])" office:value-type="float" office:value="8.665" calcext:value-type="float">
            <text:p>8,67</text:p>
          </table:table-cell>
          <table:table-cell table:style-name="ce19" office:value-type="float" office:value="87.19" calcext:value-type="float">
            <text:p>87,19</text:p>
          </table:table-cell>
          <table:table-cell table:number-columns-repeated="16377"/>
        </table:table-row>
        <table:table-row table:style-name="ro1">
          <table:covered-table-cell table:style-name="ce4"/>
          <table:table-cell table:style-name="ce1" office:value-type="float" office:value="3" calcext:value-type="float">
            <text:p>3</text:p>
          </table:table-cell>
          <table:table-cell table:style-name="ce15" office:value-type="string" calcext:value-type="string">
            <text:p><text:span text:style-name="T10">Pesos da ImageNet VGG13. </text:span><text:span text:style-name="T39">VGG13 BN.</text:span></text:p>
          </table:table-cell>
          <table:table-cell table:style-name="ce27" office:value-type="float" office:value="62.83" calcext:value-type="float">
            <text:p>62,83</text:p>
          </table:table-cell>
          <table:table-cell table:style-name="ce18" office:value-type="float" office:value="88.77" calcext:value-type="float">
            <text:p>88,77</text:p>
          </table:table-cell>
          <table:table-cell table:style-name="ce27" table:formula="of:=COM.MICROSOFT.STDEV.P([.D29:.E29])" office:value-type="float" office:value="12.97" calcext:value-type="float">
            <text:p>12,97</text:p>
          </table:table-cell>
          <table:table-cell table:style-name="ce18" office:value-type="float" office:value="81.41" calcext:value-type="float">
            <text:p>81,4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4 (429 imagens)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43">From scratch</text:span>.</text:p>
          </table:table-cell>
          <table:table-cell table:style-name="ce18" office:value-type="float" office:value="76.11" calcext:value-type="float">
            <text:p>76,11</text:p>
          </table:table-cell>
          <table:table-cell table:style-name="ce18" office:value-type="float" office:value="75.37" calcext:value-type="float">
            <text:p>75,37</text:p>
          </table:table-cell>
          <table:table-cell table:style-name="ce27" table:formula="of:=COM.MICROSOFT.STDEV.P([.D30:.E30])" office:value-type="float" office:value="0.369999999999997" calcext:value-type="float">
            <text:p>0,37</text:p>
          </table:table-cell>
          <table:table-cell table:style-name="ce18" office:value-type="float" office:value="76.76" calcext:value-type="float">
            <text:p>76,7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5 (796 imagens)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43">From scratch</text:span>.</text:p>
          </table:table-cell>
          <table:table-cell table:style-name="ce18" office:value-type="float" office:value="59.73" calcext:value-type="float">
            <text:p>59,73</text:p>
          </table:table-cell>
          <table:table-cell table:style-name="ce18" office:value-type="float" office:value="86.67" calcext:value-type="float">
            <text:p>86,67</text:p>
          </table:table-cell>
          <table:table-cell table:style-name="ce27" table:formula="of:=COM.MICROSOFT.STDEV.P([.D31:.E31])" office:value-type="float" office:value="13.47" calcext:value-type="float">
            <text:p>13,47</text:p>
          </table:table-cell>
          <table:table-cell table:style-name="ce18" office:value-type="float" office:value="79.02" calcext:value-type="float">
            <text:p>79,02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6 (429 imagens)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44">Pesos das camadas C2Ds da BigGAN</text:span><text:span text:style-name="T45">BMs</text:span><text:span text:style-name="T46"> e pesos das camadas BNs da ImageNet.</text:span><text:span text:style-name="T28"> CD2* :128. </text:span><text:span text:style-name="T29">Freeze layers 1.</text:span></text:p>
          </table:table-cell>
          <table:table-cell table:style-name="ce18" office:value-type="float" office:value="71.92" calcext:value-type="float">
            <text:p>71,92</text:p>
          </table:table-cell>
          <table:table-cell table:style-name="ce18" office:value-type="float" office:value="76.11" calcext:value-type="float">
            <text:p>76,11</text:p>
          </table:table-cell>
          <table:table-cell table:style-name="ce18" table:formula="of:=COM.MICROSOFT.STDEV.P([.D32:.E32])" office:value-type="float" office:value="2.095" calcext:value-type="float">
            <text:p>2,10</text:p>
          </table:table-cell>
          <table:table-cell table:style-name="ce18" office:value-type="float" office:value="74.13" calcext:value-type="float">
            <text:p>74,13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7 (796 imagens)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44">Pesos das camadas C2Ds da BigGAN</text:span><text:span text:style-name="T46"> e pesos das camadas BNs da ImageNet.</text:span><text:span text:style-name="T28"> CD2* :128. </text:span><text:span text:style-name="T29">Freeze layers 1.</text:span></text:p>
          </table:table-cell>
          <table:table-cell table:style-name="ce18" office:value-type="float" office:value="73.01" calcext:value-type="float">
            <text:p>73,01</text:p>
          </table:table-cell>
          <table:table-cell table:style-name="ce18" office:value-type="float" office:value="92.63" calcext:value-type="float">
            <text:p>92,63</text:p>
          </table:table-cell>
          <table:table-cell table:style-name="ce18" table:formula="of:=COM.MICROSOFT.STDEV.P([.D33:.E33])" office:value-type="float" office:value="9.81" calcext:value-type="float">
            <text:p>9,81</text:p>
          </table:table-cell>
          <table:table-cell table:style-name="ce18" office:value-type="float" office:value="87.06" calcext:value-type="float">
            <text:p>87,06</text:p>
          </table:table-cell>
          <table:table-cell table:number-columns-repeated="16377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09:02:27.267264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4:08:49.889189736</meta:creation-date>
    <dc:date>2025-05-27T09:27:06.974465097</dc:date>
    <meta:editing-duration>PT11H22M13S</meta:editing-duration>
    <meta:editing-cycles>15</meta:editing-cycles>
    <meta:generator>LibreOffice/24.2.7.2$Linux_X86_64 LibreOffice_project/420$Build-2</meta:generator>
    <meta:document-statistic meta:table-count="1" meta:cell-count="206" meta:object-count="0"/>
  </office:meta>
</office:document-meta>
</file>